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WatchRepairable.addCacheListener( String cacheName , ICacheListen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WatchRepairable.removeCacheListener( String cacheName , ICacheListener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eWatchRepairable.setCacheWatch( ICacheObserver cacheW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eWatchRepairable.addCacheListener( ICacheListen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WatchRepairable.removeCacheListener( ICacheListener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